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6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9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1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3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fo:font-size="18pt" style:font-size-asian="18pt" style:font-size-complex="18pt" style:script-type="complex"/>
    </style:style>
    <style:style style:name="T91" style:parent-style-name="DefaultParagraphFont" style:family="text">
      <style:text-properties fo:font-size="18pt" style:font-size-asian="18pt" style:font-size-complex="18pt"/>
    </style:style>
    <style:style style:name="TableCell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4" style:family="table-row">
      <style:table-row-properties style:min-row-height="0.5312in" style:use-optimal-row-height="false"/>
    </style:style>
    <style:style style:name="TableCell9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6" style:family="table-row">
      <style:table-row-properties style:row-height="0.3541in" style:use-optimal-row-height="false"/>
    </style:style>
    <style:style style:name="TableCell10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6" style:family="table-row">
      <style:table-row-properties style:row-height="0.3152in" style:use-optimal-row-height="false"/>
    </style:style>
    <style:style style:name="TableCell1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7" style:family="table-row">
      <style:table-row-properties style:row-height="0.3152in" style:use-optimal-row-height="false"/>
    </style:style>
    <style:style style:name="TableCell1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6" style:family="table-row">
      <style:table-row-properties style:row-height="0.3152in" style:use-optimal-row-height="false"/>
    </style:style>
    <style:style style:name="TableCell1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4" style:family="table-row">
      <style:table-row-properties style:row-height="0.3152in" style:use-optimal-row-height="false"/>
    </style:style>
    <style:style style:name="TableCell1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3" style:family="table-row">
      <style:table-row-properties style:row-height="0.3152in" style:use-optimal-row-height="false"/>
    </style:style>
    <style:style style:name="TableCell1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2" style:family="table-row">
      <style:table-row-properties style:row-height="0.3152in" style:use-optimal-row-height="false"/>
    </style:style>
    <style:style style:name="TableCell1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8" style:parent-style-name="DefaultParagraphFont" style:family="text">
      <style:text-properties style:font-name="Nirmala UI" style:font-name-asian="Calibri" style:font-name-complex="Nirmala UI" fo:font-size="16pt" style:font-size-asian="16pt" style:font-size-complex="18pt" style:language-asian="en" style:country-asian="IN" style:language-complex="ar" style:country-complex="SA"/>
    </style:style>
    <style:style style:name="P19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3" style:parent-style-name="Normal" style:family="paragraph">
      <style:paragraph-properties fo:text-align="center"/>
    </style:style>
    <style:style style:name="P204" style:parent-style-name="Normal" style:family="paragraph">
      <style:paragraph-properties fo:text-align="center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8104in" style:use-optimal-column-width="false"/>
    </style:style>
    <style:style style:name="TableColumn252" style:family="table-column">
      <style:table-column-properties style:column-width="2.875in" style:use-optimal-column-width="false"/>
    </style:style>
    <style:style style:name="TableColumn253" style:family="table-column">
      <style:table-column-properties style:column-width="0.7305in" style:use-optimal-column-width="false"/>
    </style:style>
    <style:style style:name="TableColumn254" style:family="table-column">
      <style:table-column-properties style:column-width="3.0194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</style:style>
    <style:style style:name="T280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28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28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28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29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29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2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3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32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42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43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4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5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5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5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3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8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9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9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fo:font-size="18pt" style:font-size-asian="18pt" style:font-size-complex="1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fo:font-size="18pt" style:font-size-asian="18pt" style:font-size-complex="1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fo:font-size="18pt" style:font-size-asian="18pt" style:font-size-complex="18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44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44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</style:style>
    <style:style style:name="T452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45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45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7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T484" style:parent-style-name="DefaultParagraphFont" style:family="text">
      <style:text-properties style:font-name="Nirmala UI" style:font-name-asian="Calibr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6" style:parent-style-name="Normal" style:family="paragraph">
      <style:paragraph-properties fo:text-align="center"/>
    </style:style>
    <style:style style:name="P487" style:parent-style-name="Normal" style:family="paragraph">
      <style:paragraph-properties fo:text-align="center"/>
    </style:style>
    <style:style style:name="T488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489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90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91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92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P49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4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95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496" style:parent-style-name="DefaultParagraphFont" style:family="text">
      <style:text-properties fo:color="#212121" fo:font-size="15pt" style:font-size-asian="15pt" style:font-size-complex="15pt" style:script-type="complex"/>
    </style:style>
    <style:style style:name="T497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98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99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6">
            <text:p text:style-name="P17"><text:span text:style-name="T18">सूचना</text:span></text:p>
          </table:table-cell>
          <table:table-cell table:style-name="TableCell19">
            <text:p text:style-name="P20"/>
          </table:table-cell>
          <table:table-cell table:style-name="TableCell21">
            <text:p text:style-name="P22"><text:span text:style-name="T23">वॉशरूम</text:span></text:p>
          </table:table-cell>
        </table:table-row>
        <table:table-row table:style-name="TableRow24">
          <table:table-cell table:style-name="TableCell25">
            <text:p text:style-name="P26">1</text:p>
          </table:table-cell>
          <table:table-cell table:style-name="TableCell27">
            <text:p text:style-name="TableContents"><text:span text:style-name="T28"><text:s/>आपका स्वागत है</text:span></text:p>
          </table:table-cell>
          <table:table-cell table:style-name="TableCell29">
            <text:p text:style-name="P30">26</text:p>
          </table:table-cell>
          <table:table-cell table:style-name="TableCell31">
            <text:p text:style-name="TableContents"><text:span text:style-name="T32"><text:s/></text:span><text:span text:style-name="T33">20</text:span><text:span text:style-name="T34"><text:s/>मिनट बाद वाशरूम</text:span>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TableContents"><text:span text:style-name="T39"><text:s/>ट्रॅवल्स की जानकारी</text:span></text:p>
          </table:table-cell>
          <table:table-cell table:style-name="TableCell40">
            <text:p text:style-name="P41">27</text:p>
          </table:table-cell>
          <table:table-cell table:style-name="TableCell42">
            <text:p text:style-name="TableContents"><text:span text:style-name="T43"><text:s/>15</text:span><text:span text:style-name="T44"><text:s/>मिनट बाद वाशरूम</text:span>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TableContents"><text:span text:style-name="T49"><text:s/>बस स्वछता के नियम</text:span></text:p>
          </table:table-cell>
          <table:table-cell table:style-name="TableCell50">
            <text:p text:style-name="P51">28</text:p>
          </table:table-cell>
          <table:table-cell table:style-name="TableCell52">
            <text:p text:style-name="TableContents"><text:span text:style-name="T53"><text:s/>10</text:span><text:span text:style-name="T54"><text:s/>मिनट बाद वाशरूम</text:span></text:p>
          </table:table-cell>
        </table:table-row>
        <table:table-row table:style-name="TableRow55">
          <table:table-cell table:style-name="TableCell56">
            <text:p text:style-name="P57">4</text:p>
          </table:table-cell>
          <table:table-cell table:style-name="TableCell58">
            <text:p text:style-name="TableContents"><text:span text:style-name="T59"><text:s/>बस फ्लिक्स की जानकारी</text:span></text:p>
          </table:table-cell>
          <table:table-cell table:style-name="TableCell60">
            <text:p text:style-name="P61">29</text:p>
          </table:table-cell>
          <table:table-cell table:style-name="TableCell62">
            <text:p text:style-name="TableContents"><text:span text:style-name="T63"><text:s/></text:span><text:span text:style-name="T64"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 –<text:s/></text:span><text:span text:style-name="T91">Good Morning</text:span></text:p>
          </table:table-cell>
          <table:table-cell table:style-name="TableCell92">
            <text:p text:style-name="Standard"/>
          </table:table-cell>
          <table:table-cell table:style-name="TableCell93">
            <text:p text:style-name="Standard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pan text:style-name="T99">डिनर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<text:span text:style-name="T104">नाश्ता</text:span><text:span text:style-name="T105">-चाय</text:span></text:p>
          </table:table-cell>
        </table:table-row>
        <table:table-row table:style-name="TableRow106">
          <table:table-cell table:style-name="TableCell107">
            <text:p text:style-name="P108">11</text:p>
          </table:table-cell>
          <table:table-cell table:style-name="TableCell109">
            <text:p text:style-name="TableContents"><text:span text:style-name="T110"><text:s/>डिनर <text:s/>7 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7.30 बजे</text:span></text:p>
          </table:table-cell>
          <table:table-cell table:style-name="TableCell121">
            <text:p text:style-name="P122">32</text:p>
          </table:table-cell>
          <table:table-cell table:style-name="TableCell123">
            <text:p text:style-name="TableContents"><text:span text:style-name="T124"><text:s/>15</text:span><text:span text:style-name="T125"><text:s/>मिनट बाद नाश्ता</text:span></text:p>
          </table:table-cell>
        </table:table-row>
        <table:table-row table:style-name="TableRow126">
          <table:table-cell table:style-name="TableCell127">
            <text:p text:style-name="P128">13</text:p>
          </table:table-cell>
          <table:table-cell table:style-name="TableCell129">
            <text:p text:style-name="TableContents"><text:span text:style-name="T130"><text:s/>डिनर <text:s/>8 बजे</text:span></text:p>
          </table:table-cell>
          <table:table-cell table:style-name="TableCell131">
            <text:p text:style-name="P132">33</text:p>
          </table:table-cell>
          <table:table-cell table:style-name="TableCell133">
            <text:p text:style-name="TableContents"><text:span text:style-name="T134"><text:s/>10</text:span><text:span text:style-name="T135"><text:s/>मिनट<text:s/></text:span><text:span text:style-name="T136">बाद नाश्ता</text:span></text:p>
          </table:table-cell>
        </table:table-row>
        <table:table-row table:style-name="TableRow137">
          <table:table-cell table:style-name="TableCell138">
            <text:p text:style-name="P139">14</text:p>
          </table:table-cell>
          <table:table-cell table:style-name="TableCell140">
            <text:p text:style-name="TableContents"><text:span text:style-name="T141"><text:s/>डिनर <text:s/>8.30 बजे</text:span></text:p>
          </table:table-cell>
          <table:table-cell table:style-name="TableCell142">
            <text:p text:style-name="P143">34</text:p>
          </table:table-cell>
          <table:table-cell table:style-name="TableCell144">
            <text:p text:style-name="TableContents"><text:span text:style-name="T145"><text:s/>5</text:span><text:span text:style-name="T146"><text:s/>मिनट बाद नाश्ता</text:span></text:p>
          </table:table-cell>
        </table:table-row>
        <table:table-row table:style-name="TableRow147">
          <table:table-cell table:style-name="TableCell148">
            <text:p text:style-name="P149">15</text:p>
          </table:table-cell>
          <table:table-cell table:style-name="TableCell150">
            <text:p text:style-name="TableContents"><text:span text:style-name="T151"><text:s/>डिनर <text:s/>9 बजे</text:span></text:p>
          </table:table-cell>
          <table:table-cell table:style-name="TableCell152">
            <text:p text:style-name="P153">35</text:p>
          </table:table-cell>
          <table:table-cell table:style-name="TableCell154">
            <text:p text:style-name="TableContents"><text:span text:style-name="T155"><text:s/>नाश्ते के लिए रुकते समय</text:span></text:p>
          </table:table-cell>
        </table:table-row>
        <table:table-row table:style-name="TableRow156">
          <table:table-cell table:style-name="TableCell157">
            <text:p text:style-name="P158">16</text:p>
          </table:table-cell>
          <table:table-cell table:style-name="TableCell159">
            <text:p text:style-name="TableContents"><text:span text:style-name="T160"><text:s/>डिनर <text:s/>9.30 बजे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7</text:p>
          </table:table-cell>
          <table:table-cell table:style-name="TableCell168">
            <text:p text:style-name="TableContents"><text:span text:style-name="T169"><text:s/>डिनर <text:s/>10 बजे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18</text:p>
          </table:table-cell>
          <table:table-cell table:style-name="TableCell177">
            <text:p text:style-name="TableContents"><text:span text:style-name="T178"><text:s/>डिनर <text:s/>10.30 बजे</text:span>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19</text:p>
          </table:table-cell>
          <table:table-cell table:style-name="TableCell186">
            <text:p text:style-name="TableContents"><text:span text:style-name="T187"><text:s/>डिनर <text:s/>11 बजे</text:span>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20</text:p>
          </table:table-cell>
          <table:table-cell table:style-name="TableCell195">
            <text:p text:style-name="TableContents"><text:span text:style-name="T196"><text:s/>डिनर 11.30 बजे</text:span></text:p>
          </table:table-cell>
          <table:table-cell table:style-name="TableCell197">
            <text:p text:style-name="TableContents"><text:span text:style-name="T198"><draw:custom-shape svg:x="0.00347in" svg:y="-0.00625in" svg:width="3.66667in" svg:height="0.80139in" draw:z-index="251659264" draw:id="id0" draw:style-name="a1" draw:name="Rounded Rectangle 13" text:anchor-type="paragraph"><svg:title/><svg:desc/><text:p text:style-name="P199"><text:span text:style-name="T200">अनाउंसमेंट ना चले तो<text:s/></text:span><text:span text:style-name="T201">BUSFLIX <text:s/></text:span><text:span text:style-name="T202">बॉक्स बंद चालू करे</text:span></text:p><text:p text:style-name="P203"/><text:p text:style-name="P20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 press<text:s/>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</table:table-cell>
          <table:table-cell table:style-name="TableCell273">
            <text:p text:style-name="P274"><text:span text:style-name="T275">नंदुरबार - पुणे <text:s text:c="2"/></text:span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<text:span text:style-name="T280">पुणे - नंदुरबार <text:s/></text:span></text:p>
          </table:table-cell>
        </table:table-row>
        <table:table-row table:style-name="TableRow281">
          <table:table-cell table:style-name="TableCell282">
            <text:p text:style-name="P283">41</text:p>
          </table:table-cell>
          <table:table-cell table:style-name="TableCell284">
            <text:p text:style-name="TableContents"><text:span text:style-name="T285"><text:s/>राजगुरु नगर<text:s/></text:span><text:span text:style-name="T286">,<text:s/></text:span><text:span text:style-name="T287">बस स्टैंड <text:s text:c="3"/></text:span></text:p>
          </table:table-cell>
          <table:table-cell table:style-name="TableCell288">
            <text:p text:style-name="P289">71</text:p>
          </table:table-cell>
          <table:table-cell table:style-name="TableCell290">
            <text:p text:style-name="TableContents"><text:span text:style-name="T291"><text:s/>मनमाड बस स्टैंड</text:span></text:p>
          </table:table-cell>
        </table:table-row>
        <table:table-row table:style-name="TableRow292">
          <table:table-cell table:style-name="TableCell293">
            <text:p text:style-name="P294">42</text:p>
          </table:table-cell>
          <table:table-cell table:style-name="TableCell295">
            <text:p text:style-name="TableContents"><text:span text:style-name="T296"><text:s/>चाकन चौक<text:s/></text:span><text:span text:style-name="T297">,<text:s/></text:span><text:span text:style-name="T298">तळेगाव चौफुल्ली</text:span></text:p>
          </table:table-cell>
          <table:table-cell table:style-name="TableCell299">
            <text:p text:style-name="P300">72</text:p>
          </table:table-cell>
          <table:table-cell table:style-name="TableCell301">
            <text:p text:style-name="TableContents"><text:span text:style-name="T302"><text:s/>येवला बस स्टैंड</text:span></text:p>
          </table:table-cell>
        </table:table-row>
        <table:table-row table:style-name="TableRow303">
          <table:table-cell table:style-name="TableCell304">
            <text:p text:style-name="P305">43</text:p>
          </table:table-cell>
          <table:table-cell table:style-name="TableCell306">
            <text:p text:style-name="TableContents"><text:span text:style-name="T307"><text:s/>मोशी देहु रोड</text:span></text:p>
          </table:table-cell>
          <table:table-cell table:style-name="TableCell308">
            <text:p text:style-name="P309">73</text:p>
          </table:table-cell>
          <table:table-cell table:style-name="TableCell310">
            <text:p text:style-name="TableContents"><text:span text:style-name="T311"><text:s/>मालेगाव मौसम पूल</text:span></text:p>
          </table:table-cell>
        </table:table-row>
        <table:table-row table:style-name="TableRow312">
          <table:table-cell table:style-name="TableCell313">
            <text:p text:style-name="P314">44</text:p>
          </table:table-cell>
          <table:table-cell table:style-name="TableCell315">
            <text:p text:style-name="TableContents"><text:span text:style-name="T316"><text:s/>जंजीरा होटल</text:span></text:p>
          </table:table-cell>
          <table:table-cell table:style-name="TableCell317">
            <text:p text:style-name="P318">74</text:p>
          </table:table-cell>
          <table:table-cell table:style-name="TableCell319">
            <text:p text:style-name="TableContents"><text:span text:style-name="T320"><text:s/>मालेगाव बस स्टैंड</text:span></text:p>
          </table:table-cell>
        </table:table-row>
        <table:table-row table:style-name="TableRow321">
          <table:table-cell table:style-name="TableCell322">
            <text:p text:style-name="P323">45</text:p>
          </table:table-cell>
          <table:table-cell table:style-name="TableCell324">
            <text:p text:style-name="TableContents"><text:span text:style-name="T325"><text:s/>भोसरी<text:s/></text:span><text:span text:style-name="T326">बस स्टैंड</text:span></text:p>
          </table:table-cell>
          <table:table-cell table:style-name="TableCell327">
            <text:p text:style-name="P328">75</text:p>
          </table:table-cell>
          <table:table-cell table:style-name="TableCell329">
            <text:p text:style-name="TableContents"><text:span text:style-name="T330"><text:s/>गुरु द्वारा<text:s/></text:span><text:span text:style-name="T331">,<text:s/></text:span><text:span text:style-name="T332">धुळे</text:span></text:p>
          </table:table-cell>
        </table:table-row>
        <table:table-row table:style-name="TableRow333">
          <table:table-cell table:style-name="TableCell334">
            <text:p text:style-name="P335">46</text:p>
          </table:table-cell>
          <table:table-cell table:style-name="TableCell336">
            <text:p text:style-name="TableContents"><text:span text:style-name="T337"><text:s/>नाशिक <text:s/>फाटा</text:span></text:p>
          </table:table-cell>
          <table:table-cell table:style-name="TableCell338">
            <text:p text:style-name="P339">76</text:p>
          </table:table-cell>
          <table:table-cell table:style-name="TableCell340">
            <text:p text:style-name="TableContents"><text:span text:style-name="T341"><text:s/>दशेरा मैदान<text:s/></text:span><text:span text:style-name="T342">,<text:s/></text:span><text:span text:style-name="T343">धुळे</text:span></text:p>
          </table:table-cell>
        </table:table-row>
        <table:table-row table:style-name="TableRow344">
          <table:table-cell table:style-name="TableCell345">
            <text:p text:style-name="P346">47</text:p>
          </table:table-cell>
          <table:table-cell table:style-name="TableCell347">
            <text:p text:style-name="TableContents"><text:span text:style-name="T348"><text:s/>आंबेडकर चौक<text:s/></text:span><text:span text:style-name="T349">,<text:s/></text:span><text:span text:style-name="T350">पिंपरी</text:span></text:p>
          </table:table-cell>
          <table:table-cell table:style-name="TableCell351">
            <text:p text:style-name="P352">77</text:p>
          </table:table-cell>
          <table:table-cell table:style-name="TableCell353">
            <text:p text:style-name="TableContents"><text:span text:style-name="T354"><text:s/>बारा भत्तर<text:s/></text:span><text:span text:style-name="T355">,<text:s/></text:span><text:span text:style-name="T356">धुळे</text:span></text:p>
          </table:table-cell>
        </table:table-row>
        <table:table-row table:style-name="TableRow357">
          <table:table-cell table:style-name="TableCell358">
            <text:p text:style-name="P359">48</text:p>
          </table:table-cell>
          <table:table-cell table:style-name="TableCell360">
            <text:p text:style-name="TableContents"><text:span text:style-name="T361"><text:s/>चिंचवड़ रेल्वे स्टेशन</text:span></text:p>
          </table:table-cell>
          <table:table-cell table:style-name="TableCell362">
            <text:p text:style-name="P363">78</text:p>
          </table:table-cell>
          <table:table-cell table:style-name="TableCell364">
            <text:p text:style-name="TableContents"><text:span text:style-name="T365"><text:s/>धुळे बस स्टैंड</text:span></text:p>
          </table:table-cell>
        </table:table-row>
        <table:table-row table:style-name="TableRow366">
          <table:table-cell table:style-name="TableCell367">
            <text:p text:style-name="P368">49</text:p>
          </table:table-cell>
          <table:table-cell table:style-name="TableCell369">
            <text:p text:style-name="TableContents"><text:span text:style-name="T370"><text:s/>आकुर्डी खंडोबा माळ चौक</text:span></text:p>
          </table:table-cell>
          <table:table-cell table:style-name="TableCell371">
            <text:p text:style-name="P372">79</text:p>
          </table:table-cell>
          <table:table-cell table:style-name="TableCell373">
            <text:p text:style-name="TableContents"><text:span text:style-name="T374"><text:s/>धुळे नगर पालिका</text:span></text:p>
          </table:table-cell>
        </table:table-row>
        <table:table-row table:style-name="TableRow375">
          <table:table-cell table:style-name="TableCell376">
            <text:p text:style-name="P377">50</text:p>
          </table:table-cell>
          <table:table-cell table:style-name="TableCell378">
            <text:p text:style-name="TableContents"><text:span text:style-name="T379"><text:s/>चिंचवड़ चाफेकर चौक</text:span></text:p>
          </table:table-cell>
          <table:table-cell table:style-name="TableCell380">
            <text:p text:style-name="P381">80</text:p>
          </table:table-cell>
          <table:table-cell table:style-name="TableCell382">
            <text:p text:style-name="TableContents"><text:span text:style-name="T383"><text:s/>दोंडाइचा<text:s/></text:span><text:span text:style-name="T384">चौफुल्ली</text:span></text:p>
          </table:table-cell>
        </table:table-row>
        <table:table-row table:style-name="TableRow385">
          <table:table-cell table:style-name="TableCell386">
            <text:p text:style-name="P387">51</text:p>
          </table:table-cell>
          <table:table-cell table:style-name="TableCell388">
            <text:p text:style-name="TableContents"><text:span text:style-name="T389"><text:s/>डांगे चौक</text:span></text:p>
          </table:table-cell>
          <table:table-cell table:style-name="TableCell390">
            <text:p text:style-name="P391">81</text:p>
          </table:table-cell>
          <table:table-cell table:style-name="TableCell392">
            <text:p text:style-name="TableContents"><text:span text:style-name="T393"><text:s/>महाराणा प्रताप चौक <text:s/></text:span><text:span text:style-name="T394">,<text:s/></text:span><text:span text:style-name="T395">नंदुरबार</text:span></text:p>
          </table:table-cell>
        </table:table-row>
        <table:table-row table:style-name="TableRow396">
          <table:table-cell table:style-name="TableCell397">
            <text:p text:style-name="P398">52</text:p>
          </table:table-cell>
          <table:table-cell table:style-name="TableCell399">
            <text:p text:style-name="TableContents"><text:span text:style-name="T400"><text:s/>कालेवाड़ी फाटा</text:span></text:p>
          </table:table-cell>
          <table:table-cell table:style-name="TableCell401">
            <text:p text:style-name="P402">82</text:p>
          </table:table-cell>
          <table:table-cell table:style-name="TableCell403">
            <text:p text:style-name="TableContents"><text:span text:style-name="T404"><text:s/>नंदुरबार बस स्टैंड</text:span></text:p>
          </table:table-cell>
        </table:table-row>
        <table:table-row table:style-name="TableRow405">
          <table:table-cell table:style-name="TableCell406">
            <text:p text:style-name="P407">53</text:p>
          </table:table-cell>
          <table:table-cell table:style-name="TableCell408">
            <text:p text:style-name="TableContents"><text:span text:style-name="T409"><text:s/>जगताप डेरी</text:span>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54</text:p>
          </table:table-cell>
          <table:table-cell table:style-name="TableCell417">
            <text:p text:style-name="TableContents"><text:span text:style-name="T418"><text:s/>नवी सांगवी</text:span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55</text:p>
          </table:table-cell>
          <table:table-cell table:style-name="TableCell426">
            <text:p text:style-name="TableContents"><text:span text:style-name="T427"><text:s/>औंध ब्रेमन चौक</text:span>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56</text:p>
          </table:table-cell>
          <table:table-cell table:style-name="TableCell435">
            <text:p text:style-name="TableContents"><text:span text:style-name="T436"><text:s/>पुणे विद्यापीठ</text:span>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57</text:p>
          </table:table-cell>
          <table:table-cell table:style-name="TableCell444">
            <text:p text:style-name="TableContents"><text:span text:style-name="T445"><text:s/>शिवाजी नगर<text:s/></text:span><text:span text:style-name="T446">,<text:s/></text:span><text:span text:style-name="T447">संचेती <text:s/>हॉस्पिटल</text:span></text:p>
          </table:table-cell>
          <table:table-cell table:style-name="TableCell448">
            <text:p text:style-name="P449"/>
          </table:table-cell>
          <table:table-cell table:style-name="TableCell450">
            <text:p text:style-name="P451"><text:span text:style-name="T452">पुणे</text:span></text:p>
          </table:table-cell>
        </table:table-row>
        <table:table-row table:style-name="TableRow453">
          <table:table-cell table:style-name="TableCell454">
            <text:p text:style-name="P455">58</text:p>
          </table:table-cell>
          <table:table-cell table:style-name="TableCell456">
            <text:p text:style-name="TableContents"><text:span text:style-name="T457"><text:s/>संगम वाड़ी पार्किंग<text:s/></text:span><text:span text:style-name="T458">No .</text:span><text:span text:style-name="T459">2</text:span></text:p>
          </table:table-cell>
          <table:table-cell table:style-name="TableCell460">
            <text:p text:style-name="P461">61</text:p>
          </table:table-cell>
          <table:table-cell table:style-name="TableCell462">
            <text:p text:style-name="TableContents"><text:span text:style-name="T463"><text:s/></text:span><text:span text:style-name="T464">कर्वे पुतळा</text:span></text:p>
          </table:table-cell>
        </table:table-row>
        <table:table-row table:style-name="TableRow465">
          <table:table-cell table:style-name="TableCell466">
            <text:p text:style-name="P467">59</text:p>
          </table:table-cell>
          <table:table-cell table:style-name="TableCell468">
            <text:p text:style-name="TableContents"><text:span text:style-name="T469"><text:s/>डेक्कन</text:span></text:p>
          </table:table-cell>
          <table:table-cell table:style-name="TableCell470">
            <text:p text:style-name="P471">62</text:p>
          </table:table-cell>
          <table:table-cell table:style-name="TableCell472">
            <text:p text:style-name="TableContents"><text:span text:style-name="T473"><text:s/>कर्वे नगर</text:span></text:p>
          </table:table-cell>
        </table:table-row>
        <table:table-row table:style-name="TableRow474">
          <table:table-cell table:style-name="TableCell475">
            <text:p text:style-name="P476">60</text:p>
          </table:table-cell>
          <table:table-cell table:style-name="TableCell477">
            <text:p text:style-name="TableContents"><text:span text:style-name="T478"><text:s/>नल स्टॉप</text:span></text:p>
          </table:table-cell>
          <table:table-cell table:style-name="TableCell479">
            <text:p text:style-name="P480">63</text:p>
          </table:table-cell>
          <table:table-cell table:style-name="TableCell481">
            <text:p text:style-name="TableContents"><text:span text:style-name="T482"><text:s/>वारजे</text:span></text:p>
          </table:table-cell>
        </table:table-row>
      </table:table>
      <text:p text:style-name="P483"><text:tab/></text:p>
      <text:p text:style-name="Footer"><text:span text:style-name="T484"><draw:custom-shape svg:x="4.58333in" svg:y="0.16319in" svg:width="2.83264in" svg:height="0.88542in" draw:z-index="251661312" draw:id="id1" draw:style-name="a3" draw:name="Rounded Rectangle 15" text:anchor-type="paragraph"><svg:title/><svg:desc/><text:p text:style-name="P485">Restart BUSFLIX box if Announcement is not playing</text:p><text:p text:style-name="P486"/><text:p text:style-name="P4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8">इस्तेमाल <text:s/>–</text:span></text:p>
      <text:p text:style-name="Footer"><text:span text:style-name="T489">1.<text:s/></text:span><text:bookmark-start text:name="tw-target-text"/><text:bookmark-end text:name="tw-target-text"/><text:span text:style-name="T490">सही नंबर दबाएं और तुरंत कीपैड पर ग्रीन</text:span><text:span text:style-name="T491"><text:s/>बटन</text:span><text:span text:style-name="T492"><text:s/>दबाएं।</text:span></text:p>
      <text:p text:style-name="P493"><text:span text:style-name="T494">2.<text:s/></text:span><text:span text:style-name="T495">अन्नोउंसमेंट<text:s/></text:span><text:span text:style-name="T496">को</text:span><text:span text:style-name="T497"><text:s/>रोकने के लिए लाल</text:span><text:span text:style-name="T498"><text:s/>बटन</text:span><text:span text:style-name="T499"><text:s/>दबाएं ।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5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7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71" style:parent-style-name="DefaultParagraphFont" style:family="text">
      <style:text-properties fo:font-size="16pt" style:font-size-asian="16pt" style:font-size-complex="16pt"/>
    </style:style>
    <style:style style:name="T272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VINEET TRAVELS</text:span><text:span text:style-name="T10"><text:tab/><text:s text:c="18"/></text:span><text:span text:style-name="T11"><draw:frame draw:style-name="a0" draw:name="Image1" text:anchor-type="as-char" svg:x="0in" svg:y="0in" svg:width="1.19804in" svg:height="0.4688in" style:rel-width="scale" style:rel-height="scale"><draw:image xlink:href="media/image1.png" xlink:type="simple" xlink:show="embed" xlink:actuate="onLoad"/><svg:title/><svg:desc/></draw:frame></text:span><text:span text:style-name="T12"><text:tab/></text:span><text:span text:style-name="T13"><text:s text:c="8"/>MH 18 BG<text:s/></text:span><text:span text:style-name="T14">6</text:span><text:span text:style-name="T15">003</text:span></text:p>
      </style:header>
    </style:master-page>
    <style:master-page style:name="MP1" style:page-layout-name="PL1">
      <style:header>
        <text:p text:style-name="Header"><text:span text:style-name="T258">VINEET TRAVELS</text:span><text:span text:style-name="T259"><text:tab/><text:s text:c="19"/></text:span><text:span text:style-name="T260"><text:s text:c="2"/></text:span><text:span text:style-name="T261"><draw:frame draw:style-name="a2" draw:name="Image1" text:anchor-type="as-char" svg:x="0in" svg:y="0in" svg:width="1.19803in" svg:height="0.43754in" style:rel-width="scale" style:rel-height="scale"><draw:image xlink:href="media/image1.png" xlink:type="simple" xlink:show="embed" xlink:actuate="onLoad"/><svg:title/><svg:desc/></draw:frame></text:span><text:span text:style-name="T262"><text:tab/><text:s text:c="13"/></text:span><text:span text:style-name="T263">MH</text:span><text:span text:style-name="T264"><text:s/></text:span><text:span text:style-name="T265">18</text:span><text:span text:style-name="T266"><text:s/></text:span><text:span text:style-name="T267">BG</text:span><text:span text:style-name="T268"><text:s/></text:span><text:span text:style-name="T269">6</text:span><text:span text:style-name="T270">003</text:span></text:p>
        <text:p text:style-name="Header"><text:span text:style-name="T271"><text:tab/><text:s text:c="12"/></text:span><text:span text:style-name="T27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11-02T09:41:00Z</dc:date>
    <meta:template xlink:href="Normal" xlink:type="simple"/>
    <meta:editing-cycles>53</meta:editing-cycles>
    <meta:editing-duration>PT201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1" meta:character-count="1819" meta:row-count="12" meta:non-whitespace-character-count="1551"/>
  </office:meta>
</office:document-meta>
</file>